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2" style:master-page-name="MP0" style:family="paragraph">
      <style:paragraph-properties fo:break-before="page" fo:text-align="center"/>
      <style:text-properties fo:language="es" fo:country="ES"/>
    </style:style>
    <style:style style:name="P2" style:parent-style-name="Título3" style:family="paragraph">
      <style:text-properties fo:language="es" fo:country="ES"/>
    </style:style>
    <style:style style:name="P3" style:parent-style-name="Textbody" style:family="paragraph">
      <style:text-properties fo:language="es" fo:country="ES"/>
    </style:style>
    <style:style style:name="P4" style:parent-style-name="Título2" style:family="paragraph">
      <style:paragraph-properties fo:text-align="center"/>
      <style:text-properties fo:language="es" fo:country="ES"/>
    </style:style>
    <style:style style:name="P5" style:parent-style-name="Título3" style:family="paragraph">
      <style:text-properties fo:language="es" fo:country="ES"/>
    </style:style>
    <style:style style:name="P6" style:parent-style-name="Textbody" style:family="paragraph">
      <style:text-properties fo:language="es" fo:country="ES"/>
    </style:style>
    <style:style style:name="P7" style:parent-style-name="Textbody" style:family="paragraph">
      <style:paragraph-properties style:vertical-align="auto"/>
      <style:text-properties fo:language="es" fo:country="ES"/>
    </style:style>
    <style:style style:name="P8" style:parent-style-name="Textbody" style:family="paragraph">
      <style:paragraph-properties style:vertical-align="auto"/>
      <style:text-properties fo:language="es" fo:country="ES"/>
    </style:style>
    <style:style style:name="P9" style:parent-style-name="Textbody" style:family="paragraph">
      <style:text-properties fo:language="es" fo:country="ES"/>
    </style:style>
    <style:style style:name="P10" style:parent-style-name="Textbody" style:family="paragraph">
      <style:text-properties fo:language="es" fo:country="ES"/>
    </style:style>
    <style:style style:name="P11" style:parent-style-name="Textbody" style:family="paragraph">
      <style:text-properties fo:language="es" fo:country="PE"/>
    </style:style>
    <style:style style:name="P12" style:parent-style-name="Textbody" style:family="paragraph"/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PE"/>
    </style:style>
    <style:style style:name="P16" style:parent-style-name="Textbody" style:family="paragraph">
      <style:text-properties fo:language="es" fo:country="PE"/>
    </style:style>
    <style:style style:name="P17" style:parent-style-name="Textbody" style:family="paragraph">
      <style:text-properties fo:language="es" fo:country="PE"/>
    </style:style>
    <style:style style:name="P18" style:parent-style-name="Textbody" style:family="paragraph">
      <style:text-properties fo:language="es" fo:country="ES"/>
    </style:style>
    <style:style style:name="P19" style:parent-style-name="Textbody" style:family="paragraph">
      <style:text-properties fo:language="es" fo:country="PE"/>
    </style:style>
    <style:style style:name="P20" style:parent-style-name="Textbody" style:family="paragraph">
      <style:text-properties fo:language="es" fo:country="PE"/>
    </style:style>
    <style:style style:name="P21" style:parent-style-name="Textbody" style:family="paragraph">
      <style:text-properties fo:language="es" fo:country="PE"/>
    </style:style>
    <style:style style:name="P22" style:parent-style-name="Título3" style:family="paragraph">
      <style:text-properties fo:language="es" fo:country="ES"/>
    </style:style>
    <style:style style:name="P23" style:parent-style-name="Textbody" style:family="paragraph"/>
    <style:style style:name="T24" style:parent-style-name="Fuentedepárrafopredeter." style:family="text">
      <style:text-properties style:font-name-complex="Times New Roman" fo:language="es" fo:country="ES"/>
    </style:style>
    <style:style style:name="P25" style:parent-style-name="Textbody" style:family="paragraph">
      <style:text-properties style:font-name-complex="Times New Roman" fo:language="es" fo:country="ES"/>
    </style:style>
    <style:style style:name="P26" style:parent-style-name="Título3" style:family="paragraph">
      <style:text-properties fo:language="es" fo:country="ES"/>
    </style:style>
    <style:style style:name="P27" style:parent-style-name="Textbody" style:family="paragraph">
      <style:text-properties fo:language="es" fo:country="ES"/>
    </style:style>
    <style:style style:name="P28" style:parent-style-name="Textbody" style:family="paragraph">
      <style:text-properties fo:language="es" fo:country="ES"/>
    </style:style>
    <style:style style:name="P29" style:parent-style-name="Textbody" style:family="paragraph">
      <style:text-properties fo:language="es" fo:country="ES"/>
    </style:style>
    <style:style style:name="P30" style:parent-style-name="Textbody" style:family="paragraph">
      <style:text-properties fo:language="es" fo:country="ES"/>
    </style:style>
    <style:style style:name="P31" style:parent-style-name="Textbody" style:family="paragraph">
      <style:text-properties fo:language="es" fo:country="ES"/>
    </style:style>
    <style:style style:name="P32" style:parent-style-name="Textbody" style:family="paragraph">
      <style:text-properties fo:language="es" fo:country="ES"/>
    </style:style>
    <style:style style:name="P33" style:parent-style-name="Textbody" style:family="paragraph">
      <style:text-properties fo:language="es" fo:country="ES"/>
    </style:style>
    <style:style style:name="P34" style:parent-style-name="Textbody" style:family="paragraph"/>
    <style:style style:name="T35" style:parent-style-name="Fuentedepárrafopredeter." style:family="text">
      <style:text-properties style:font-name-complex="Times New Roman" fo:language="es" fo:country="ES"/>
    </style:style>
    <style:style style:name="T36" style:parent-style-name="Fuentedepárrafopredeter." style:family="text">
      <style:text-properties style:font-name-complex="Times New Roman" fo:language="es" fo:country="ES"/>
    </style:style>
    <style:style style:name="T37" style:parent-style-name="Fuentedepárrafopredeter." style:family="text">
      <style:text-properties style:font-name-complex="Times New Roman" fo:language="es" fo:country="ES"/>
    </style:style>
    <style:style style:name="T38" style:parent-style-name="Fuentedepárrafopredeter." style:family="text">
      <style:text-properties style:font-name-complex="Times New Roman" fo:language="es" fo:country="ES"/>
    </style:style>
    <style:style style:name="P39" style:parent-style-name="Textbody" style:family="paragraph">
      <style:text-properties style:font-name-complex="Times New Roman" fo:language="es" fo:country="ES"/>
    </style:style>
    <style:style style:name="P40" style:parent-style-name="Textbody" style:family="paragraph">
      <style:text-properties style:font-name-complex="Times New Roman" fo:language="es" fo:country="ES"/>
    </style:style>
    <style:style style:name="P41" style:parent-style-name="Textbody" style:family="paragraph"/>
    <style:style style:name="T42" style:parent-style-name="Fuentedepárrafopredeter." style:family="text">
      <style:text-properties style:font-name-complex="Times New Roman" fo:language="es" fo:country="ES"/>
    </style:style>
    <style:style style:name="T43" style:parent-style-name="Fuentedepárrafopredeter." style:family="text">
      <style:text-properties style:font-name-complex="Times New Roman" fo:language="es" fo:country="ES"/>
    </style:style>
    <style:style style:name="P44" style:parent-style-name="Título3" style:family="paragraph">
      <style:text-properties fo:language="es" fo:country="ES"/>
    </style:style>
    <style:style style:name="P45" style:parent-style-name="Textbody" style:family="paragraph"/>
    <style:style style:name="T46" style:parent-style-name="Fuentedepárrafopredeter." style:family="text">
      <style:text-properties style:font-name-complex="Times New Roman" fo:language="es" fo:country="ES"/>
    </style:style>
    <style:style style:name="P47" style:parent-style-name="Textbody" style:family="paragraph"/>
    <style:style style:name="T48" style:parent-style-name="Fuentedepárrafopredeter." style:family="text">
      <style:text-properties style:font-name-complex="Times New Roman" fo:language="es" fo:country="ES"/>
    </style:style>
    <style:style style:name="P49" style:parent-style-name="Textbody" style:family="paragraph"/>
    <style:style style:name="T50" style:parent-style-name="Fuentedepárrafopredeter." style:family="text">
      <style:text-properties style:font-name-complex="Times New Roman" fo:language="es" fo:country="ES"/>
    </style:style>
    <style:style style:name="P51" style:parent-style-name="Textbody" style:family="paragraph"/>
    <style:style style:name="T52" style:parent-style-name="Fuentedepárrafopredeter." style:family="text">
      <style:text-properties style:font-name-complex="Times New Roman" fo:language="es" fo:country="ES"/>
    </style:style>
    <style:style style:name="P53" style:parent-style-name="Textbody" style:family="paragraph"/>
    <style:style style:name="T54" style:parent-style-name="Fuentedepárrafopredeter." style:family="text">
      <style:text-properties style:font-name-complex="Times New Roman" fo:language="es" fo:country="ES"/>
    </style:style>
    <style:style style:name="P55" style:parent-style-name="Título3" style:family="paragraph">
      <style:text-properties fo:language="es" fo:country="ES"/>
    </style:style>
    <style:style style:name="P56" style:parent-style-name="Textbody" style:family="paragraph">
      <style:text-properties style:font-name-complex="Times New Roman" fo:language="es" fo:country="ES"/>
    </style:style>
    <style:style style:name="P57" style:parent-style-name="Textbody" style:family="paragraph">
      <style:text-properties style:font-name-complex="Times New Roman" fo:language="es" fo:country="ES"/>
    </style:style>
    <style:style style:name="P58" style:parent-style-name="Textbody" style:family="paragraph">
      <style:paragraph-properties fo:text-align="center"/>
      <style:text-properties fo:language="es" fo:country="ES"/>
    </style:style>
    <style:style style:name="P59" style:parent-style-name="Textbody" style:family="paragraph">
      <style:text-properties fo:language="es" fo:country="ES"/>
    </style:style>
    <style:style style:name="P60" style:parent-style-name="Título2" style:family="paragraph">
      <style:paragraph-properties fo:break-before="page" fo:text-align="center"/>
      <style:text-properties fo:language="es" fo:country="ES"/>
    </style:style>
    <style:style style:name="P61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2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3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4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5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6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7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8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69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70" style:parent-style-name="Textbody" style:family="paragraph"/>
    <style:style style:name="T71" style:parent-style-name="Fuentedepárrafopredeter." style:family="text">
      <style:text-properties style:font-name="Comic Sans MS" fo:font-style="italic" style:font-style-asian="italic" fo:font-size="8pt" style:font-size-asian="8pt" fo:language="es" fo:country="ES"/>
    </style:style>
    <style:style style:name="P72" style:parent-style-name="Textbody" style:family="paragraph">
      <style:text-properties style:font-name="Comic Sans MS" fo:font-style="italic" style:font-style-asian="italic" fo:font-size="9pt" style:font-size-asian="9pt" fo:language="es" fo:country="ES"/>
    </style:style>
    <style:style style:name="P73" style:parent-style-name="Textbody" style:family="paragraph">
      <style:paragraph-properties fo:margin-left="0.5in" fo:text-indent="-0.25in">
        <style:tab-stops/>
      </style:paragraph-properties>
      <style:text-properties fo:language="es" fo:country="ES"/>
    </style:style>
    <style:style style:name="P74" style:parent-style-name="Textbody" style:family="paragraph">
      <style:paragraph-properties fo:margin-left="0.5in" fo:text-indent="-0.25in">
        <style:tab-stops/>
      </style:paragraph-properties>
      <style:text-properties fo:language="es" fo:country="ES"/>
    </style:style>
    <style:style style:name="P75" style:parent-style-name="Textbody" style:family="paragraph">
      <style:paragraph-properties fo:margin-left="0.4923in" fo:text-indent="-0.25in">
        <style:tab-stops/>
      </style:paragraph-properties>
      <style:text-properties fo:language="es" fo:country="ES"/>
    </style:style>
    <style:style style:name="P76" style:parent-style-name="Textbody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P78" style:parent-style-name="Título2" style:family="paragraph">
      <style:text-properties style:font-name="Calibri, sans-serif" fo:language="es" fo:country="ES"/>
    </style:style>
    <style:style style:name="P79" style:parent-style-name="Título2" style:family="paragraph">
      <style:paragraph-properties fo:break-before="page" fo:text-align="center"/>
      <style:text-properties fo:language="es" fo:country="ES"/>
    </style:style>
    <style:style style:name="P80" style:parent-style-name="Textbody" style:family="paragraph">
      <style:text-properties fo:language="es" fo:country="ES"/>
    </style:style>
    <style:style style:name="P81" style:parent-style-name="Textbody" style:family="paragraph">
      <style:text-properties fo:language="es" fo:country="ES"/>
    </style:style>
    <style:style style:name="P82" style:parent-style-name="Textbody" style:family="paragraph">
      <style:text-properties fo:language="es" fo:country="PE"/>
    </style:style>
    <style:style style:name="T83" style:parent-style-name="Fuentedepárrafopredeter." style:family="text">
      <style:text-properties fo:language="es" fo:country="PE"/>
    </style:style>
  </office:automatic-styles>
  <office:body>
    <office:text text:use-soft-page-breaks="true">
      <text:h text:style-name="P1" text:outline-level="2">Criterio B: Análisis</text:h>
      <text:h text:style-name="P2" text:outline-level="3">Solución propuesta:</text:h>
      <text:p text:style-name="P3">En consenso con el cliente, se determinó como solución más adecuada para mejorar el contacto y publicidad de la empresa, a la vez de atraer<text:s/>potenciales clientes crear un sitio web que brinde una breve descripción de la empresa, con la lista de servicios que se va a ofrecer, y también un blog de esta para narrar experiencias de cada uno de los integrantes de esta.</text:p>
      <text:h text:style-name="P4" text:outline-level="2">Especificación de requisitos</text:h>
      <text:h text:style-name="P5" text:outline-level="3">Requisitos del sistema de TI</text:h>
      <text:list text:style-name="LFO1" text:continue-numbering="true">
        <text:list-item>
          <text:p text:style-name="P6">HARDWARE:<text:s/></text:p>
        </text:list-item>
      </text:list>
      <text:list text:style-name="LFO2" text:continue-numbering="true">
        <text:list-item>
          <text:p text:style-name="P7">Laptop: Hp, procesador Intel x86-64 Core I5 de doble núcleo a [frecuencia del procesador] con 4 GB de memoria RAM. (Para la creación y testeo del proyecto)</text:p>
        </text:list-item>
        <text:list-item>
          <text:p text:style-name="P8">Smartphone: Motorola Moto E4 Plus, procesador Mediatek de cuatro núcleos a [frecuencia del procesador] con 2 GB de memoria RAM. (Para testeo del proyecto en entornos móviles)</text:p>
        </text:list-item>
      </text:list>
      <text:list text:style-name="LFO1" text:continue-numbering="true">
        <text:list-item>
          <text:p text:style-name="P9">SOFTWARE:</text:p>
        </text:list-item>
      </text:list>
      <text:list text:style-name="LFO3" text:continue-numbering="true">
        <text:list-item>
          <text:p text:style-name="P10">Sistema Operativo: Microsoft Windows 8.1</text:p>
        </text:list-item>
        <text:list-item>
          <text:p text:style-name="P11">Navegador Web: Google Chrome. (Para la pre visualización)</text:p>
        </text:list-item>
        <text:list-item>
          <text:p text:style-name="P12"><text:span text:style-name="T13">Editor de código: Microsoft Visua</text:span><text:span text:style-name="T14">l Studio Code.<text:s/></text:span><text:span text:style-name="T15">(Para la edición de código)</text:span></text:p>
        </text:list-item>
        <text:list-item>
          <text:p text:style-name="P16">Paquete de desarrollo XAMPP (Apache, MariaDB, PHP y Perl).</text:p>
        </text:list-item>
        <text:list-item>
          <text:p text:style-name="P17">WordPress.org</text:p>
        </text:list-item>
      </text:list>
      <text:list text:style-name="LFO1" text:continue-numbering="true">
        <text:list-item>
          <text:p text:style-name="P18">COMPATIBILIDAD CON OTRAS PLATAFORMAS</text:p>
        </text:list-item>
      </text:list>
      <text:list text:style-name="LFO3" text:continue-numbering="true">
        <text:list-item>
          <text:p text:style-name="P19">Sistema operativo: Multiplataforma: Windows 7 y versiones posteriores, Mac OS X 10.9 o superior, Android 4.4.2 o versiones más recientes e IOS 10 o superior.</text:p>
        </text:list-item>
        <text:list-item>
          <text:p text:style-name="P20">El proyecto será compatible con cualquier navegador web moderno: Mozilla Firefox, Apple Safari, Opera,<text:s/>Microsoft Edge, Google Chrome y derivados de estas plataformas. El desarrollo no tendrá en cuenta la compatibilidad con ninguna versión de Internet Explorer y navegadores antiguos.</text:p>
        </text:list-item>
        <text:list-item>
          <text:p text:style-name="P21">El proyecto será compatible con cualquier navegador web móvil moderno: Mozilla Firefox, Apple Safari, Opera, Microsoft Edge, Google Chrome y derivados de estas plataformas.</text:p>
        </text:list-item>
      </text:list>
      <text:h text:style-name="P22" text:outline-level="3">Interacción del sistema</text:h>
      <text:list text:style-name="LFO4" text:continue-numbering="true">
        <text:list-item>
          <text:p text:style-name="P23"><text:span text:style-name="T24">El cliente interactuará a través de un dashboard (página de control) en un navegador web, sea móvil o de escritorio, donde podrá revisar las estadísticas de las visitas del sitio web por semana, mes y año, a la vez podrá revisar la lista de clientes que requieren de algún servicio. También podrá crear nuevas entradas del blog incorporado en este por medio de una interfaz clara y entendible, que consta de botones, texto y links con aspecto minimalista y no sobrecargado de contenidos.</text:span></text:p>
        </text:list-item>
        <text:list-item>
          <text:p text:style-name="P25">El<text:s/>usuario<text:s/>(clientes del cliente) podrá acceder a la página principal del sitio web, de la cual se podrá dirigir a las diferentes secciones de esta (página principal, servicios, contacto y<text:s/><text:soft-page-break/>blog) claramente diferenciadas a través de una interfaz simple y minimalista, no sobrecargada de contenido que pueda dificultar la búsqueda del usuario.<text:s/>Si desean obtener más información acerca de algún servicio, procederán a rellenar un formulario de contacto.</text:p>
        </text:list-item>
      </text:list>
      <text:h text:style-name="P26" text:outline-level="3">Requisitos de<text:s/>entrada y de salida</text:h>
      <text:p text:style-name="P27">Requisitos de entrada</text:p>
      <text:list text:style-name="LFO5" text:continue-numbering="true">
        <text:list-item>
          <text:p text:style-name="P28">Imágenes: Logo de la empresa y fotografías.</text:p>
        </text:list-item>
        <text:list-item>
          <text:p text:style-name="P29">Elementos que quiere dar a conocer el cliente, anécdotas o experiencias.</text:p>
        </text:list-item>
        <text:list-item>
          <text:p text:style-name="P30">Colores y tipografías relacionados al negocio.</text:p>
        </text:list-item>
        <text:list-item>
          <text:p text:style-name="P31">Información respecto a trabajos concretados.</text:p>
        </text:list-item>
        <text:list-item>
          <text:p text:style-name="P32">Comentarios de clientes (del cliente)</text:p>
        </text:list-item>
      </text:list>
      <text:p text:style-name="P33">Requisitos de salida</text:p>
      <text:list text:style-name="LFO6" text:continue-numbering="true">
        <text:list-item>
          <text:p text:style-name="P34"><text:span text:style-name="T35">Página principal:<text:s/></text:span><text:span text:style-name="T36">donde se muestra una breve descripción de la empresa</text:span><text:span text:style-name="T37">, los integrantes de esta con una breve descripción de su currículo</text:span><text:span text:style-name="T38">, los servicios que ofrecen y trabajos concretados empleando información obtenida de la entrevista y las descripciones del cliente.</text:span></text:p>
        </text:list-item>
        <text:list-item>
          <text:p text:style-name="P39">Servicios:<text:s/>Descripción detallada de los servicios brindados, en secciones fáciles de entender<text:s/>y costo aproximado<text:s/>con su respectivo botón de contacto.</text:p>
        </text:list-item>
        <text:list-item>
          <text:p text:style-name="P40">Contacto: Información de contacto para personas interesadas en brindarles algún servicio no especificado en la anterior sección.</text:p>
        </text:list-item>
        <text:list-item>
          <text:p text:style-name="P41"><text:span text:style-name="T42">Blog de la empresa: El cliente y los integrantes que conforman la empresa podrán escribir entradas respecto a esta, o sobre algún suceso durante la realización de proyectos</text:span><text:span text:style-name="T43">.</text:span></text:p>
        </text:list-item>
      </text:list>
      <text:h text:style-name="P44" text:outline-level="3">Procesamiento</text:h>
      <text:list text:style-name="LFO7" text:continue-numbering="true">
        <text:list-item>
          <text:p text:style-name="P45"><text:span text:style-name="T46">Recuento de visitas realizadas por semana, mes y años.</text:span></text:p>
        </text:list-item>
        <text:list-item>
          <text:p text:style-name="P47"><text:span text:style-name="T48">Generación de estadísticas en base a las secciones más visitadas del sitio.</text:span></text:p>
        </text:list-item>
        <text:list-item>
          <text:p text:style-name="P49"><text:span text:style-name="T50">Actualización de información de contacto.</text:span></text:p>
        </text:list-item>
        <text:list-item>
          <text:p text:style-name="P51"><text:span text:style-name="T52">Actualización y presentación de precios de los servicios ofrecidos.</text:span></text:p>
        </text:list-item>
        <text:list-item>
          <text:p text:style-name="P53"><text:span text:style-name="T54">Creación de entradas de blog.</text:span></text:p>
        </text:list-item>
      </text:list>
      <text:h text:style-name="P55" text:outline-level="3">Seguridad</text:h>
      <text:list text:style-name="LFO8" text:continue-numbering="true">
        <text:list-item>
          <text:p text:style-name="P56">Contraseña con 16 o más caracteres para el acceso al dashboard, con políticas de seguridad para evitar acceso no autorizado a este (límite de intentos para acceder y autenticación de doble factor)</text:p>
        </text:list-item>
        <text:list-item>
          <text:p text:style-name="P57">Copias de seguridad semestrales de las estadísticas, el sitio web, el código fuente del sitio web y las entradas de blog.</text:p>
        </text:list-item>
      </text:list>
      <text:p text:style-name="P58"/>
      <text:p text:style-name="P59"/>
      <text:soft-page-break/>
      <text:h text:style-name="P60" text:outline-level="2">Criterios de rendimiento específicos</text:h>
      <text:list text:style-name="LFO9" text:continue-numbering="true">
        <text:list-item>
          <text:p text:style-name="P61">Incrementar considerablemente la clientela tomando como referencia las estadísticas obtenidas del sitio web al facilitar mejores vías de contacto.</text:p>
        </text:list-item>
        <text:list-item>
          <text:p text:style-name="P62">Presentar el contenido de forma profesional y minimalista, la cual no dificulte el acceso de estos a los usuarios.</text:p>
        </text:list-item>
        <text:list-item>
          <text:p text:style-name="P63">Brindar y listar correctamente los precios de los servicios ofrecidos.</text:p>
        </text:list-item>
        <text:list-item>
          <text:p text:style-name="P64">Presentar correctamente las entradas de blog en orden temporal.<text:s/><text:s/></text:p>
        </text:list-item>
        <text:list-item>
          <text:p text:style-name="P65">Funcionar perfectamente en entornos web de escritorio y smartphone, adaptándose correctamente a diferentes tamaños de pantalla sin dificultar la visibilidad del contenido.</text:p>
        </text:list-item>
        <text:list-item>
          <text:p text:style-name="P66"><text:s/>Obtener y organizar el contenido de los formularios de los clientes de forma eficiente.</text:p>
        </text:list-item>
        <text:list-item>
          <text:p text:style-name="P67"><text:s/></text:p>
        </text:list-item>
        <text:list-item>
          <text:p text:style-name="P68"><text:s/></text:p>
        </text:list-item>
        <text:list-item>
          <text:p text:style-name="P69"><text:s/></text:p>
        </text:list-item>
        <text:list-item>
          <text:p text:style-name="P70"><text:span text:style-name="T71"><text:s/></text:span></text:p>
        </text:list-item>
        <text:list-item>
          <text:p text:style-name="P72"/>
        </text:list-item>
      </text:list>
      <text:p text:style-name="P73"/>
      <text:p text:style-name="P74"/>
      <text:p text:style-name="P75"/>
      <text:p text:style-name="P76"/>
      <text:p text:style-name="P77"/>
      <text:h text:style-name="P78" text:outline-level="2"/>
      <text:soft-page-break/>
      <text:h text:style-name="P79" text:outline-level="2">Justificación de la solución propuesta <text:s/></text:h>
      <text:p text:style-name="P80"/>
      <text:p text:style-name="P81">La solución consiste en un sitio web con blog integrado que permite hacer obtener estadísticas en base a las visitas de los usuarios. En el criterio A, el cliente consideró en integrar un blog para generar un acercamiento con los potenciales clientes, donde relataría sus experiencias como profesional.</text:p>
      <text:p text:style-name="P82">La solución escogida fue la mejor alternativa ya que se espera que facilite la comunicación con los<text:s/>usuarios<text:s/>clientes, debido a que el cliente viaje frecuentemente y no puede reunirse con ellos frecuentemente.<text:s/>A<text:s/>la vez de presentar a la información de una forma más detallada y entretenida para potenciales clientes, las estadísticas permitirían más adelante poder realizar publicidad personalizada para posibles clientes en la web.<text:s/>El sitio web será<text:s/>desarrollado<text:s/>en PHP, XAMPP y WordPress puesto que el cliente deseaba la característica de integrar un blog dentro del sitio web, solución que puede cumplir con facilidad WordPress. El sistema requerirá de hosting y la compra de un dominio, y la administración se podrá realizar a través de cualquier dispositivo móvil o de escritorio reciente.</text:p>
      <text:p text:style-name="Textbody"><text:span text:style-name="T83">El diseño del sitio web, el dashboard y componentes subsidiarios está orientado a la sencillez, fácil comprensión de los apartados y usabilidad, de forma que el cliente no requerirá una capacitación técnica muy compleja y extensa sobre su uso del sistema. Todos los datos e información podrán ser obtenidos por el client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Arial Unicode MS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language="es" fo:country="PE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 fo:language="es" fo:country="P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Times New Roman" style:font-name-asian="Arial Unicode M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Arial Unicode M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hard Taylor</meta:initial-creator>
    <dc:creator>Carlo Franco Díaz Rodríguez</dc:creator>
    <meta:creation-date>2010-05-11T16:49:00Z</meta:creation-date>
    <dc:date>2019-11-17T22:40:00Z</dc:date>
    <meta:template xlink:href="Normal.dotm" xlink:type="simple"/>
    <meta:editing-cycles>23</meta:editing-cycles>
    <meta:editing-duration>PT21900S</meta:editing-duration>
    <meta:document-statistic meta:page-count="4" meta:paragraph-count="13" meta:word-count="972" meta:character-count="6505" meta:row-count="46" meta:non-whitespace-character-count="5546"/>
  </office:meta>
</office:document-meta>
</file>